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1CCCCC21AA8E5860E96.png" manifest:media-type="image/png"/>
  <manifest:file-entry manifest:full-path="Pictures/100002010000038C000004853CB26A25DB877B59.png" manifest:media-type="image/png"/>
  <manifest:file-entry manifest:full-path="Pictures/10000000000002B7000000F88F7DDD1B60C8BFCB.png" manifest:media-type="image/png"/>
  <manifest:file-entry manifest:full-path="Pictures/10000000000003DC000004D354F465FFAB209F8E.png" manifest:media-type="image/png"/>
  <manifest:file-entry manifest:full-path="Pictures/10000201000002D5000002DF15F903C4A1D09171.png" manifest:media-type="image/png"/>
  <manifest:file-entry manifest:full-path="Pictures/10000000000005000000049629CF0B9343257148.png" manifest:media-type="image/png"/>
  <manifest:file-entry manifest:full-path="Pictures/100000000000038A000002F05DBC19B8FF81438D.png" manifest:media-type="image/png"/>
  <manifest:file-entry manifest:full-path="Pictures/10000000000003A2000002013138F339BDE6DD60.png" manifest:media-type="image/png"/>
  <manifest:file-entry manifest:full-path="Pictures/100000000000038E000003C05E01BC9868D2B36F.png" manifest:media-type="image/png"/>
  <manifest:file-entry manifest:full-path="Pictures/1000000000000388000003845EA019065034A799.png" manifest:media-type="image/png"/>
  <manifest:file-entry manifest:full-path="Pictures/100000000000038E000003BB2467E5AD73B22E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5cf6" officeooo:paragraph-rsid="00175cf6"/>
    </style:style>
    <style:style style:name="P2" style:family="paragraph" style:parent-style-name="Standard">
      <style:text-properties officeooo:rsid="0018355e" officeooo:paragraph-rsid="001835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.59cm" svg:height="17.51cm" draw:z-index="0"><draw:image xlink:href="Pictures/1000000000000388000003845EA019065034A7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.59cm" svg:height="17.51cm" draw:z-index="1"><draw:image xlink:href="Pictures/1000000000000388000003845EA019065034A79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paragraph" svg:width="17.59cm" svg:height="17.51cm" draw:z-index="2"><draw:image xlink:href="Pictures/1000000000000388000003845EA019065034A7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7.59cm" svg:height="17.831cm" draw:z-index="3"><draw:image xlink:href="Pictures/10000201000002D5000002DF15F903C4A1D0917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17.59cm" svg:height="17.831cm" draw:z-index="4"><draw:image xlink:href="Pictures/10000201000002D5000002DF15F903C4A1D0917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.59cm" svg:height="17.831cm" draw:z-index="5"><draw:image xlink:href="Pictures/10000201000002D5000002DF15F903C4A1D0917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x="0.342cm" svg:y="-0.66cm" svg:width="16.378cm" svg:height="15.021cm" draw:z-index="6"><draw:image xlink:href="Pictures/10000000000005000000049629CF0B9343257148.png" xlink:type="simple" xlink:show="embed" xlink:actuate="onLoad" loext:mime-type="image/png"/></draw:frame><draw:frame draw:style-name="fr2" draw:name="Image8" text:anchor-type="paragraph" svg:x="0cm" svg:y="14.695cm" svg:width="17.59cm" svg:height="9.701cm" draw:z-index="7"><draw:image xlink:href="Pictures/10000000000003A2000002013138F339BDE6DD60.png" xlink:type="simple" xlink:show="embed" xlink:actuate="onLoad" loext:mime-type="image/png"/></draw:frame><text:soft-page-break/></text:p>
      <text:p text:style-name="P1"><draw:frame draw:style-name="fr2" draw:name="Image9" text:anchor-type="paragraph" svg:x="0.563cm" svg:y="-0.52cm" svg:width="16.378cm" svg:height="15.021cm" draw:z-index="8"><draw:image xlink:href="Pictures/10000000000005000000049629CF0B9343257148.png" xlink:type="simple" xlink:show="embed" xlink:actuate="onLoad" loext:mime-type="image/png"/></draw:frame><draw:frame draw:style-name="fr2" draw:name="Image10" text:anchor-type="paragraph" svg:x="0.563cm" svg:y="14.693cm" svg:width="17.59cm" svg:height="9.701cm" draw:z-index="9"><draw:image xlink:href="Pictures/10000000000003A2000002013138F339BDE6DD60.png" xlink:type="simple" xlink:show="embed" xlink:actuate="onLoad" loext:mime-type="image/png"/></draw:frame><text:soft-page-break/></text:p>
      <text:p text:style-name="P1"><draw:frame draw:style-name="fr2" draw:name="Image11" text:anchor-type="paragraph" svg:x="0.563cm" svg:y="-0.605cm" svg:width="16.378cm" svg:height="15.021cm" draw:z-index="10"><draw:image xlink:href="Pictures/10000000000005000000049629CF0B9343257148.png" xlink:type="simple" xlink:show="embed" xlink:actuate="onLoad" loext:mime-type="image/png"/></draw:frame><draw:frame draw:style-name="fr2" draw:name="Image12" text:anchor-type="paragraph" svg:x="0.563cm" svg:y="14.415cm" svg:width="17.59cm" svg:height="9.701cm" draw:z-index="11"><draw:image xlink:href="Pictures/10000000000003A2000002013138F339BDE6DD60.png" xlink:type="simple" xlink:show="embed" xlink:actuate="onLoad" loext:mime-type="image/png"/></draw:frame><text:soft-page-break/></text:p>
      <text:p text:style-name="P1"/>
      <text:p text:style-name="P1"><draw:frame draw:style-name="fr2" draw:name="Image13" text:anchor-type="paragraph" svg:x="0.208cm" svg:y="-1.046cm" svg:width="17.628cm" svg:height="14.63cm" draw:z-index="12"><draw:image xlink:href="Pictures/100000000000038A000002F05DBC19B8FF81438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0.208cm" svg:y="-1.046cm" svg:width="17.011cm" svg:height="14.118cm" draw:z-index="13"><draw:image xlink:href="Pictures/100000000000038A000002F05DBC19B8FF81438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paragraph" svg:x="0cm" svg:y="-0.034cm" svg:width="17.59cm" svg:height="14.598cm" draw:z-index="14"><draw:image xlink:href="Pictures/100000000000038A000002F05DBC19B8FF81438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22cm" svg:y="0.579cm" svg:width="17.59cm" svg:height="18.459cm" draw:z-index="16"><draw:image xlink:href="Pictures/100000000000038E000003BB2467E5AD73B22E4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6" text:anchor-type="paragraph" svg:x="0.309cm" svg:y="0.318cm" svg:width="17.59cm" svg:height="18.459cm" draw:z-index="15"><draw:image xlink:href="Pictures/100000000000038E000003BB2467E5AD73B22E4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2" draw:name="Image18" text:anchor-type="paragraph" svg:x="0.529cm" svg:y="-0.282cm" svg:width="17.59cm" svg:height="18.459cm" draw:z-index="17"><draw:image xlink:href="Pictures/100000000000038E000003BB2467E5AD73B22E4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9" text:anchor-type="paragraph" svg:x="0.617cm" svg:y="0cm" svg:width="17.59cm" svg:height="21.985cm" draw:z-index="18"><draw:image xlink:href="Pictures/10000000000003DC000004D354F465FFAB209F8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20" text:anchor-type="paragraph" svg:x="0.794cm" svg:y="0cm" svg:width="17.59cm" svg:height="21.985cm" draw:z-index="19"><draw:image xlink:href="Pictures/10000000000003DC000004D354F465FFAB209F8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21" text:anchor-type="paragraph" svg:x="0.794cm" svg:y="0cm" svg:width="17.59cm" svg:height="21.985cm" draw:z-index="20"><draw:image xlink:href="Pictures/10000000000003DC000004D354F465FFAB209F8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2"><draw:frame draw:style-name="fr2" draw:name="Image22" text:anchor-type="paragraph" svg:x="0.353cm" svg:y="0cm" svg:width="17.59cm" svg:height="18.554cm" draw:z-index="21"><draw:image xlink:href="Pictures/100000000000038E000003C05E01BC9868D2B36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3" text:anchor-type="paragraph" svg:width="17.59cm" svg:height="18.554cm" draw:z-index="22"><draw:image xlink:href="Pictures/100000000000038E000003C05E01BC9868D2B36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4" text:anchor-type="paragraph" svg:x="0.309cm" svg:y="0cm" svg:width="17.59cm" svg:height="18.554cm" draw:z-index="23"><draw:image xlink:href="Pictures/100000000000038E000003C05E01BC9868D2B36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5" text:anchor-type="paragraph" svg:x="0.353cm" svg:y="0cm" svg:width="17.59cm" svg:height="22.414cm" draw:z-index="24"><draw:image xlink:href="Pictures/100002010000038C000004853CB26A25DB877B59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26" text:anchor-type="paragraph" svg:x="0.353cm" svg:y="0cm" svg:width="17.59cm" svg:height="22.414cm" draw:z-index="25"><draw:image xlink:href="Pictures/100002010000038C000004853CB26A25DB877B59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27" text:anchor-type="paragraph" svg:width="17.59cm" svg:height="22.414cm" draw:z-index="26"><draw:image xlink:href="Pictures/100002010000038C000004853CB26A25DB877B59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28" text:anchor-type="paragraph" svg:width="17.59cm" svg:height="6.274cm" draw:z-index="27"><draw:image xlink:href="Pictures/10000000000002B7000000F88F7DDD1B60C8BFCB.png" xlink:type="simple" xlink:show="embed" xlink:actuate="onLoad" loext:mime-type="image/png"/></draw:frame><draw:frame draw:style-name="fr2" draw:name="Image29" text:anchor-type="paragraph" svg:x="0.044cm" svg:y="6.967cm" svg:width="17.59cm" svg:height="6.274cm" draw:z-index="28"><draw:image xlink:href="Pictures/10000000000002B7000000F88F7DDD1B60C8BFCB.png" xlink:type="simple" xlink:show="embed" xlink:actuate="onLoad" loext:mime-type="image/png"/></draw:frame><draw:frame draw:style-name="fr2" draw:name="Image30" text:anchor-type="paragraph" svg:x="-0.22cm" svg:y="13.891cm" svg:width="17.59cm" svg:height="6.274cm" draw:z-index="29"><draw:image xlink:href="Pictures/10000000000002B7000000F88F7DDD1B60C8BFC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1" text:anchor-type="paragraph" svg:width="17.59cm" svg:height="11.299cm" draw:z-index="30"><draw:image xlink:href="Pictures/10000000000002CC000001CCCCC21AA8E5860E96.png" xlink:type="simple" xlink:show="embed" xlink:actuate="onLoad" loext:mime-type="image/png"/></draw:frame><draw:frame draw:style-name="fr2" draw:name="Image32" text:anchor-type="paragraph" svg:x="0.132cm" svg:y="11.642cm" svg:width="17.59cm" svg:height="11.299cm" draw:z-index="31"><draw:image xlink:href="Pictures/10000000000002CC000001CCCCC21AA8E5860E96.png" xlink:type="simple" xlink:show="embed" xlink:actuate="onLoad" loext:mime-type="image/png"/></draw:frame><text:soft-page-break/></text:p>
      <text:p text:style-name="P2"/>
      <text:p text:style-name="P2"><draw:frame draw:style-name="fr1" draw:name="Image33" text:anchor-type="paragraph" svg:width="17.59cm" svg:height="11.299cm" draw:z-index="32"><draw:image xlink:href="Pictures/10000000000002CC000001CCCCC21AA8E5860E9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9:45:31.483423527</meta:creation-date>
    <dc:date>2021-05-30T19:59:33.733736481</dc:date>
    <meta:editing-duration>PT3M46S</meta:editing-duration>
    <meta:editing-cycles>1</meta:editing-cycles>
    <meta:document-statistic meta:table-count="0" meta:image-count="33" meta:object-count="0" meta:page-count="27" meta:paragraph-count="0" meta:word-count="0" meta:character-count="0" meta:non-whitespace-character-count="0"/>
    <meta:generator>LibreOffice/6.1.5.2$Linux_X86_64 LibreOffice_project/10$Build-2</meta:generator>
  </office:meta>
</office:document-meta>
</file>